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203cm" svg:stroke-color="#000000" draw:marker-start-width="0.811cm" draw:marker-end-width="0.811cm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/>
    </style:style>
    <style:style style:name="P3" style:family="paragraph">
      <style:paragraph-properties fo:text-align="center"/>
      <style:text-properties fo:color="#ff3333" fo:font-size="36pt" style:font-size-asian="36pt" style:font-size-complex="3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color="#ff3333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7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3.806cm" svg:y="3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3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5.806cm" svg:y="5.762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7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1.806cm" svg:y="5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.806cm" svg:y="7.762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5.806cm" svg:y="7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.806cm" svg:y="9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9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9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7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.838cm" svg:y="7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3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3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9.7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2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9-11T17:17:01.567011110</dc:date>
    <dc:creator>elucterio </dc:creator>
    <meta:editing-duration>PT1H39M24S</meta:editing-duration>
    <meta:editing-cycles>8</meta:editing-cycles>
    <meta:generator>LibreOffice/4.2.8.2$Linux_X86_64 LibreOffice_project/420m0$Build-2</meta:generator>
    <meta:document-statistic meta:object-count="40"/>
  </office:meta>
</office:document-meta>
</file>